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5"/>
    <style:style style:name="P72" style:family="paragraph" style:parent-style-name="Standard" style:list-style-name="L63">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5.3</text:p>
      <text:list xml:id="list1297855887229382718" text:style-name="L65">
        <text:list-item>
          <text:p text:style-name="P71">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96513906263260129" text:style-name="L1">
        <text:list-item>
          <text:p text:style-name="P9">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579677359236028503" text:style-name="L2">
        <text:list-item>
          <text:p text:style-name="P10">Added additional references to the North American Excel Spreadsheet report in the new section of the final report that bangs on about the start-of-exposure timing convention.<text:line-break/></text:p>
        </text:list-item>
      </text:list>
      <text:p text:style-name="Standard">version 3.5.0</text:p>
      <text:list xml:id="list3793808800178641258" text:style-name="L3">
        <text:list-item>
          <text:p text:style-name="P11">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1">NEW: when 'trims' have been placed, a 'write csv' process will honor those values and produce a 'trimmed' output file.<text:line-break/></text:p>
        </text:list-item>
        <text:list-item>
          <text:p text:style-name="P11">NEW: when a light curve has been 'normalized', the changed values are written to the data table where, once again, a 'write csv' process will capture the results.<text:line-break/></text:p>
        </text:list-item>
        <text:list-item>
          <text:p text:style-name="P11">Added additional reminders that the start-of-exposure timestamp/timing convention is employed.</text:p>
        </text:list-item>
      </text:list>
      <text:p text:style-name="Standard"/>
      <text:p text:style-name="Standard">version 3.4.9</text:p>
      <text:list xml:id="list2652575134147146564" text:style-name="L4">
        <text:list-item>
          <text:p text:style-name="P12">Added some explanatory language to the “Excel report” section regarding the <text:soft-page-break/>proper interpretation of the 'false positive probability' number.<text:line-break/></text:p>
        </text:list-item>
      </text:list>
      <text:p text:style-name="Standard">version 3.4.8</text:p>
      <text:list xml:id="list5528591768840313769" text:style-name="L5">
        <text:list-item>
          <text:p text:style-name="P13">This version deals more realistically with high magDrop lightcurves by defining a 'limiting magDrop' as: <text:line-break/><text:line-break/><text:tab/>limMagDrop = 2.5 * log10( B / std(A) ) <text:line-break/><text:line-break/><text:tab/>std(A) is the noise level of A.</text:p>
          <text:p text:style-name="P13"><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205722617253648404" text:style-name="L6">
        <text:list-item>
          <text:p text:style-name="P14">Automatically loads the correct version of Adv2<text:line-break/></text:p>
        </text:list-item>
      </text:list>
      <text:p text:style-name="Standard">version 3.4.6</text:p>
      <text:list xml:id="list7301942161870455189" text:style-name="L7">
        <text:list-item>
          <text:p text:style-name="P15">Adds AAV Version 2 file as a type that can be read (important when Do OCR check is enabled)</text:p>
        </text:list-item>
      </text:list>
      <text:p text:style-name="Standard"/>
      <text:p text:style-name="Standard">version 3.4.5</text:p>
      <text:list xml:id="list5965743241686947074" text:style-name="L8">
        <text:list-item>
          <text:p text:style-name="P16">Fixes block integration which was failing when more than 4 lightcurves were being processed.<text:line-break/></text:p>
        </text:list-item>
        <text:list-item>
          <text:p text:style-name="P16">Made use diff and Do OCR checkboxes sticky.<text:line-break/></text:p>
        </text:list-item>
      </text:list>
      <text:p text:style-name="Standard">version 3.4.4</text:p>
      <text:list xml:id="list8878547932714127888" text:style-name="L9">
        <text:list-item>
          <text:p text:style-name="P17">PyMovie files can have lightcurves extracted from more than 4 apertures (with user supplied names). <text:s/>This version allows all lightcurves from PyMovie files to be read and made available for processing. Prior to this change, only the first 4 <text:soft-page-break/>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647810013941373707" text:style-name="L10">
        <text:list-item>
          <text:p text:style-name="P1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7144164685641850628" text:style-name="L11">
        <text:list-item>
          <text:p text:style-name="P1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630624890455427293" text:style-name="L12">
        <text:list-item>
          <text:p text:style-name="P2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0">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4401169858907910463" text:style-name="L13">
        <text:list-item>
          <text:p text:style-name="P21">Adds the ability to specify a diffraction lightcurve for use in timing the event. A new panel with edit boxes for asteroid/occulting body distance (in AU --- <text:soft-page-break/>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084622665212080791" text:style-name="L14">
        <text:list-item>
          <text:p text:style-name="P22">Automatically installs cv2 if not already present. <text:s/>This package is needed for the new frame view feature.<text:line-break/></text:p>
        </text:list-item>
      </text:list>
      <text:p text:style-name="Standard">version 3.3.8</text:p>
      <text:list xml:id="list7997533870854598434" text:style-name="L15">
        <text:list-item>
          <text:p text:style-name="P2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761184013853651228" text:style-name="L16">
        <text:list-item>
          <text:p text:style-name="P24">A new button (View frame) with an associated spinner for entry of a frame number has been added:</text:p>
          <text:p text:style-name="P24"/>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ext:soft-page-break/>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8061224220979162394" text:style-name="L17">
        <text:list-item>
          <text:p text:style-name="P2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49756326148715811" text:style-name="L18">
        <text:list-item>
          <text:p text:style-name="P26">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573092725748050143" text:style-name="L19">
        <text:list-item>
          <text:p text:style-name="P2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706765924634134970" text:style-name="L20">
        <text:list-item>
          <text:p text:style-name="P2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162737630499584122" text:style-name="L21">
        <text:list-item>
          <text:p text:style-name="P29">Changed main plot so that the scroll wheel only zooms the x axis.</text:p>
        </text:list-item>
        <text:list-item>
          <text:p text:style-name="P29">Changed lightcurve plot so that it conforms properly to 'start-of-exposure'.<text:line-break/></text:p>
        </text:list-item>
      </text:list>
      <text:p text:style-name="Standard">version 3.2.8</text:p>
      <text:list xml:id="list685168244301695519" text:style-name="L22">
        <text:list-item>
          <text:p text:style-name="P30">Changed font size in help files --- it was fine for Mac but too big for Win10<text:line-break/></text:p>
        </text:list-item>
      </text:list>
      <text:p text:style-name="Standard">version 3.2.7</text:p>
      <text:list xml:id="list5313447498964302846" text:style-name="L23">
        <text:list-item>
          <text:p text:style-name="P31">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text:soft-page-break/>used less and less. <text:s/>The right-click-for-help is always available and easily invoked --- hopefully this will encourage more frequent reference to it.<text:line-break/></text:p>
        </text:list-item>
      </text:list>
      <text:p text:style-name="Standard">version 3.2.6</text:p>
      <text:list xml:id="list2469499829635777814" text:style-name="L24">
        <text:list-item>
          <text:p text:style-name="P32">This is a 'cosmetic' release --- there should be NO detectable differences from version 3.2.5 in terms of functionality.</text:p>
        </text:list-item>
        <text:list-item>
          <text:p text:style-name="P32">All python files were brought into compliance with PEP 8 coding standards. <text:s/>Only I care about that.</text:p>
        </text:list-item>
        <text:list-item>
          <text:p text:style-name="P32">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32">All this 'cosmetic' work is in preparation for working on PyOTE issues again.<text:line-break/> </text:p>
        </text:list-item>
      </text:list>
      <text:p text:style-name="Standard">version 3.2.5</text:p>
      <text:list xml:id="list2853052486079659597" text:style-name="L25">
        <text:list-item>
          <text:p text:style-name="P3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623791045814492388" text:style-name="L26">
        <text:list-item>
          <text:p text:style-name="P34">Modified the test for newer version to accommodate the different strings returned by pip 18.1 and pip 19.0+</text:p>
        </text:list-item>
        <text:list-item>
          <text:p text:style-name="P34">Added ability to invoke PyOTE from PyMovie with an externally supplied csv file that is automatically opened.<text:line-break/></text:p>
        </text:list-item>
      </text:list>
      <text:p text:style-name="Standard">version 3.2.3</text:p>
      <text:list xml:id="list5591886192365433111" text:style-name="L27">
        <text:list-item>
          <text:p text:style-name="P3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35">Added support for the PyMovie csv format<text:line-break/></text:p>
        </text:list-item>
      </text:list>
      <text:p text:style-name="Standard">version 3.2.1</text:p>
      <text:list xml:id="list2760346605310782477" text:style-name="L28">
        <text:list-item>
          <text:p text:style-name="P3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soft-page-break/></text:p>
        </text:list-item>
      </text:list>
      <text:p text:style-name="Standard">version 3.2.0</text:p>
      <text:list xml:id="list5317226513965344224" text:style-name="L29">
        <text:list-item>
          <text:p text:style-name="P37">Changed GUI to better align text on min max edit boxes to avoid confusion.<text:line-break/></text:p>
        </text:list-item>
      </text:list>
      <text:p text:style-name="Standard">version 3.1.9</text:p>
      <text:list xml:id="list8866624470299983304" text:style-name="L30">
        <text:list-item>
          <text:p text:style-name="P38">Fixed a bug in the test for a min/max solution search being constrained by a too large min value.<text:line-break/></text:p>
        </text:list-item>
      </text:list>
      <text:p text:style-name="Standard">version 3.1.8</text:p>
      <text:list xml:id="list3056099344443256572" text:style-name="L31">
        <text:list-item>
          <text:p text:style-name="P39">version 3.1.7 was released without an updated version history. <text:s/>Here is what was changed in 3.1.7:<text:line-break/></text:p>
        </text:list-item>
        <text:list-item>
          <text:p text:style-name="P3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434498646732169366" text:style-name="L32">
        <text:list-item>
          <text:p text:style-name="P40">Values entered in the Manual Timestamp Entry dialog box are now 'sticky', thus making corrections easy to do without requiring re-entry of all data. </text:p>
          <text:p text:style-name="P40"><text:line-break/>Also trapped is the case where a user has entered a custom frame time but failed to click the radio button indicating that it is to be used.<text:line-break/></text:p>
        </text:list-item>
      </text:list>
      <text:p text:style-name="Standard">version 3.1.5:</text:p>
      <text:list xml:id="list2767566667038795825" text:style-name="L33">
        <text:list-item>
          <text:p text:style-name="P4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537778975159446307" text:style-name="L34">
        <text:list-item>
          <text:p text:style-name="P42">Fixed error in new dropped reading detection logic when light curve was processed in field mode.<text:line-break/></text:p>
        </text:list-item>
        <text:list-item>
          <text:p text:style-name="P42">Cleaned up some language in tooltips.<text:line-break/></text:p>
        </text:list-item>
      </text:list>
      <text:p text:style-name="Standard">version 3.1.3:</text:p>
      <text:list xml:id="list5834944687613380912" text:style-name="L35">
        <text:list-item>
          <text:p text:style-name="P43">Expanded manual timestamp preset time deltas to include NTSC and PAL field <text:soft-page-break/>times. <text:s/>Also added ability to evaluate numeric expressions entered in the 'Custom time' box: now you can type <text:s/>1.001/60.0 <text:s/>in that box if you wish.<text:line-break/></text:p>
        </text:list-item>
        <text:list-item>
          <text:p text:style-name="P43">Eliminated the 'entry num' column in the data matrix at the lower left of the GUI. The 'entry num' is unused and a possible source of confusion with the frame or field number for the unwary.<text:line-break/></text:p>
        </text:list-item>
        <text:list-item>
          <text:p text:style-name="P43">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546686451451310104" text:style-name="L36">
        <text:list-item>
          <text:p text:style-name="P44">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20811103305579217" text:style-name="L37">
        <text:list-item>
          <text:p text:style-name="P4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4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45">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9023704523307725787" text:style-name="L38">
        <text:list-item>
          <text:p text:style-name="P46">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112233849034652326" text:style-name="L39">
        <text:list-item>
          <text:p text:style-name="P47">Added a Windows batch file to the distribution that, when executed, will startup pyote. <text:s/>The file is called PYOTE.bat and is automatically copied to C:\Anaconda3 (if it is not already there) when pyote is first run. <text:s/>Now, to create a <text:soft-page-break/>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34622404408749101" text:style-name="L40">
        <text:list-item>
          <text:p text:style-name="P48">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899814163573539768" text:style-name="L41">
        <text:list-item>
          <text:p text:style-name="P49">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826976871732535294" text:style-name="L42">
        <text:list-item>
          <text:p text:style-name="P5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3067947790681869929" text:style-name="L43">
        <text:list-item>
          <text:p text:style-name="P51">Disable the Accept integration button when user overrides an automatic block analysis with a manual block selection followed by a click on the Block integrate button.<text:line-break/></text:p>
        </text:list-item>
      </text:list>
      <text:p text:style-name="Standard">version 2.1.4:</text:p>
      <text:list xml:id="list1598535613977312150" text:style-name="L44">
        <text:list-item>
          <text:p text:style-name="P52">Corrected a bug that kept manual selection of block integration from being performed after a refusal to accept the automatic block analysis results.<text:line-break/></text:p>
        </text:list-item>
      </text:list>
      <text:p text:style-name="Standard">version 2.1.3:</text:p>
      <text:list xml:id="list5146918656685374177" text:style-name="L45">
        <text:list-item>
          <text:p text:style-name="P53">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45978820309281371" text:style-name="L46">
        <text:list-item>
          <text:p text:style-name="P5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227561057831754674" text:style-name="L47">
        <text:list-item>
          <text:p text:style-name="P55"><text:soft-page-break/>Added progress bar tracking of block integration analysis because it can take an extended amount of time to complete the analysis when the light curve has many points.<text:line-break/></text:p>
        </text:list-item>
      </text:list>
      <text:p text:style-name="Standard">version 2.1.0</text:p>
      <text:list xml:id="list1304508160266888769" text:style-name="L48">
        <text:list-item>
          <text:p text:style-name="P56">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41610916361841711" text:style-name="L49">
        <text:list-item>
          <text:p text:style-name="P57">Made the selection of Tooltip display 'sticky'</text:p>
        </text:list-item>
        <text:list-item>
          <text:p text:style-name="P57">Duration calculation when D and R span midnight now handled correctly</text:p>
        </text:list-item>
      </text:list>
      <text:p text:style-name="Standard"/>
      <text:p text:style-name="Standard">version 2.0.8</text:p>
      <text:list xml:id="list6044961219655049603" text:style-name="L50">
        <text:list-item>
          <text:p text:style-name="P58">toolTips changed to invoke and display in a custom dialog box that can be moved and resized to better accommodate legacy displays</text:p>
        </text:list-item>
        <text:list-item>
          <text:p text:style-name="P58">Calc flash timing calculation fixed to properly deal with the non-integer frame numbers that can result from field processed csv files</text:p>
        </text:list-item>
        <text:list-item>
          <text:p text:style-name="P58">Flash timing has been verified to work with integrated light curves</text:p>
        </text:list-item>
        <text:list-item>
          <text:p text:style-name="P5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97364834275921706" text:style-name="L51">
        <text:list-item>
          <text:p text:style-name="P59">Adds a button to calculate the edge position of an LED timing flash.</text:p>
        </text:list-item>
        <text:list-item>
          <text:p text:style-name="P5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59">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59">Adds a checkbox to force manual entry of timestamp info. <text:s/>This is useful when OCR on a VTI timed light curve has catastrophic errors. <text:s/>It is always employed when using LED flash timing.</text:p>
        </text:list-item>
      </text:list>
      <text:list xml:id="list2795418363992621102" text:style-name="L52">
        <text:list-item>
          <text:p text:style-name="P6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749682322137361250" text:style-name="L53">
        <text:list-item>
          <text:p text:style-name="P61"><text:soft-page-break/>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903985719201883979" text:style-name="L54">
        <text:list-item>
          <text:p text:style-name="P62">files generated by pyote now contain PYOTE in the filename.<text:line-break/></text:p>
        </text:list-item>
        <text:list-item>
          <text:p text:style-name="P6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61304123027816344" text:style-name="L55">
        <text:list-item>
          <text:p text:style-name="P6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99646007749087830" text:style-name="L56">
        <text:list-item>
          <text:p text:style-name="P6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539213882977442713" text:style-name="L57">
        <text:list-item>
          <text:p text:style-name="P6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112846075543844856" text:style-name="L58">
        <text:list-item>
          <text:p text:style-name="P66">improved handling of D and R region selection so that one cannot enter an invalid configuration --- automatic corrections/changes are applied.<text:line-break/></text:p>
        </text:list-item>
        <text:list-item>
          <text:p text:style-name="P6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6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653755151925494421" text:style-name="L59">
        <text:list-item>
          <text:p text:style-name="P67">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soft-page-break/></text:p>
      <text:p text:style-name="Standard">version 1.46</text:p>
      <text:list xml:id="list1562393812141875199" text:style-name="L60">
        <text:list-item>
          <text:p text:style-name="P68">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6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694154497856030482" text:style-name="L61">
        <text:list-item>
          <text:p text:style-name="P69">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073107851738368203" text:style-name="L62">
        <text:list-item>
          <text:p text:style-name="P7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7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7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7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549478717034993345" text:style-name="L63">
        <text:list-item>
          <text:p text:style-name="P7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9-25T15:22:52</dc:date>
    <meta:editing-cycles>93</meta:editing-cycles>
    <meta:editing-duration>PT21H17M36S</meta:editing-duration>
    <meta:document-statistic meta:table-count="0" meta:image-count="2" meta:object-count="0" meta:page-count="14" meta:paragraph-count="185" meta:word-count="5507" meta:character-count="32147"/>
    <meta:template xlink:type="simple" xlink:actuate="onRequest" xlink:title="" xlink:href="Normal"/>
  </office:meta>
</office:document-meta>
</file>